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c80" officeooo:paragraph-rsid="000d6c80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d6c80" officeooo:paragraph-rsid="000d6c80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808080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baseConfig.js:</text:p>
      <text:p text:style-name="P1"/>
      <text:p text:style-name="P3"><text:span text:style-name="T1">import</text:span><text:span text:style-name="T2"> firebase</text:span><text:span text:style-name="T1"> from</text:span> <text:span text:style-name="T3">"firebase/compat/app"</text:span>;</text:p>
      <text:p text:style-name="P2"><text:span text:style-name="T1">import</text:span> <text:span text:style-name="T3">"firebase/compat/auth"</text:span>;</text:p>
      <text:p text:style-name="P2"><text:span text:style-name="T1">import</text:span> <text:span text:style-name="T3">"firebase/compat/firestore"</text:span>;</text:p>
      <text:p text:style-name="P2"><text:span text:style-name="T1">import</text:span> <text:span text:style-name="T3">"firebase/compat/database"</text:span>;</text:p>
      <text:p text:style-name="P4"/>
      <text:p text:style-name="P2"><text:span text:style-name="T4">const</text:span><text:span text:style-name="T2"> </text:span><text:span text:style-name="T5">firebaseConfig</text:span><text:span text:style-name="T6"> =</text:span> {</text:p>
      <text:p text:style-name="P2"><text:span text:style-name="T2">apiKey</text:span>: <text:span text:style-name="T3">"AIzaSyChrXLebnWYPh0GkYCWTRAMEfe2hfHAZ0c"</text:span>,</text:p>
      <text:p text:style-name="P2"><text:span text:style-name="T2">authDomain</text:span>: <text:span text:style-name="T3">"iot01-17127.firebaseapp.com"</text:span>,</text:p>
      <text:p text:style-name="P2"><text:span text:style-name="T2">databaseURL</text:span>: <text:span text:style-name="T3">"https://iot01-17127-default-rtdb.asia-southeast1.firebasedatabase.app"</text:span>,</text:p>
      <text:p text:style-name="P2"><text:span text:style-name="T2">projectId</text:span>: <text:span text:style-name="T3">"iot01-17127"</text:span>,</text:p>
      <text:p text:style-name="P2"><text:span text:style-name="T2">storageBucket</text:span>: <text:span text:style-name="T3">"iot01-17127.appspot.com"</text:span>,</text:p>
      <text:p text:style-name="P2"><text:span text:style-name="T2">messagingSenderId</text:span>: <text:span text:style-name="T3">"5981526119"</text:span>,</text:p>
      <text:p text:style-name="P2"><text:span text:style-name="T2">appId</text:span>: <text:span text:style-name="T3">"1:5981526119:web:a8930930d7f8588f8b5cc2"</text:span></text:p>
      <text:p text:style-name="P2">};</text:p>
      <text:p text:style-name="P4"/>
      <text:p text:style-name="P2"><text:span text:style-name="T1">if</text:span> (<text:span text:style-name="T6">!</text:span><text:span text:style-name="T7">firebase</text:span><text:span text:style-name="T6">.</text:span><text:span text:style-name="T2">apps</text:span><text:span text:style-name="T6">.</text:span><text:span text:style-name="T2">length</text:span>) {</text:p>
      <text:p text:style-name="P2"><text:span text:style-name="T7">firebase</text:span><text:span text:style-name="T6">.</text:span><text:span text:style-name="T8">initializeApp</text:span>(<text:span text:style-name="T5">firebaseConfig</text:span>);</text:p>
      <text:p text:style-name="P2">}</text:p>
      <text:p text:style-name="P4"/>
      <text:p text:style-name="P2"><text:span text:style-name="T1">export</text:span><text:span text:style-name="T4"> const</text:span><text:span text:style-name="T2"> </text:span><text:span text:style-name="T5">auth</text:span><text:span text:style-name="T6"> =</text:span><text:span text:style-name="T2"> </text:span><text:span text:style-name="T7">firebase</text:span><text:span text:style-name="T6">.</text:span><text:span text:style-name="T8">auth</text:span>();</text:p>
      <text:p text:style-name="P2"><text:span text:style-name="T1">export</text:span><text:span text:style-name="T4"> const</text:span><text:span text:style-name="T2"> </text:span><text:span text:style-name="T5">firestore</text:span><text:span text:style-name="T6"> =</text:span><text:span text:style-name="T2"> </text:span><text:span text:style-name="T7">firebase</text:span><text:span text:style-name="T6">.</text:span><text:span text:style-name="T8">firestore</text:span>();</text:p>
      <text:p text:style-name="P2"><text:span text:style-name="T1">export</text:span><text:span text:style-name="T4"> const</text:span><text:span text:style-name="T2"> </text:span><text:span text:style-name="T5">database</text:span><text:span text:style-name="T6"> =</text:span><text:span text:style-name="T2"> </text:span><text:span text:style-name="T7">firebase</text:span><text:span text:style-name="T6">.</text:span><text:span text:style-name="T8">database</text:span>();</text:p>
      <text:p text:style-name="P2"><text:span text:style-name="T1">export default</text:span><text:span text:style-name="T2"> </text:span><text:span text:style-name="T7">firebase</text:span>;</text:p>
      <text:p text:style-name="P2"/>
      <text:p text:style-name="P1"/>
      <text:p text:style-name="P1">read data from realtime database: </text:p>
      <text:p text:style-name="P1"/>
      <text:p text:style-name="P3"><text:span text:style-name="T1">import</text:span> {<text:span text:style-name="T2"> useEffect</text:span>,<text:span text:style-name="T2"> useState</text:span> }<text:span text:style-name="T1"> from</text:span> <text:span text:style-name="T3">'react'</text:span>;</text:p>
      <text:p text:style-name="P2"><text:span text:style-name="T1">import</text:span> {<text:span text:style-name="T2"> database</text:span> }<text:span text:style-name="T1"> from</text:span> <text:span text:style-name="T3">'@/firebaseConfig'</text:span>;</text:p>
      <text:p text:style-name="P4"/>
      <text:p text:style-name="P2"><text:span text:style-name="T4">function</text:span> <text:span text:style-name="T8">MyComponent</text:span>() {</text:p>
      <text:p text:style-name="P2"><text:span text:style-name="T4">const</text:span> [<text:span text:style-name="T5">temperature</text:span>,<text:span text:style-name="T2"> </text:span><text:span text:style-name="T8">setTemperature</text:span>]<text:span text:style-name="T6"> =</text:span> <text:span text:style-name="T8">useState</text:span>(<text:span text:style-name="T4">null</text:span>);</text:p>
      <text:p text:style-name="P2"><text:span text:style-name="T4">const</text:span> [<text:span text:style-name="T5">humidity</text:span>,<text:span text:style-name="T2"> </text:span><text:span text:style-name="T8">setHumidity</text:span>]<text:span text:style-name="T6"> =</text:span> <text:span text:style-name="T8">useState</text:span>(<text:span text:style-name="T4">null</text:span>);</text:p>
      <text:p text:style-name="P2"><text:span text:style-name="T4">const</text:span> [<text:span text:style-name="T5">light</text:span>,<text:span text:style-name="T2"> </text:span><text:span text:style-name="T8">setLight</text:span>]<text:span text:style-name="T6"> =</text:span> <text:span text:style-name="T8">useState</text:span>(<text:span text:style-name="T4">null</text:span>);</text:p>
      <text:p text:style-name="P4"/>
      <text:p text:style-name="P2"><text:span text:style-name="T8">useEffect</text:span>(() <text:span text:style-name="T4">=&gt;</text:span> {</text:p>
      <text:p text:style-name="P2"><text:span text:style-name="T4">const</text:span> <text:span text:style-name="T8">fetchInitialData</text:span> <text:span text:style-name="T6">=</text:span> <text:span text:style-name="T4">async</text:span> () <text:span text:style-name="T4">=&gt;</text:span> {</text:p>
      <text:p text:style-name="P2"><text:span text:style-name="T1">try</text:span> {</text:p>
      <text:p text:style-name="P2"><text:span text:style-name="T4">const</text:span><text:span text:style-name="T2"> </text:span><text:span text:style-name="T5">snapshot</text:span><text:span text:style-name="T6"> =</text:span><text:span text:style-name="T1"> await</text:span><text:span text:style-name="T2"> </text:span><text:span text:style-name="T5">database</text:span><text:span text:style-name="T6">.</text:span><text:span text:style-name="T8">ref</text:span>(<text:span text:style-name="T3">'sensors'</text:span>)<text:span text:style-name="T6">.</text:span><text:span text:style-name="T8">once</text:span>(<text:span text:style-name="T3">'value'</text:span>);</text:p>
      <text:p text:style-name="P2"><text:span text:style-name="T4">const</text:span><text:span text:style-name="T2"> </text:span><text:span text:style-name="T5">initialData</text:span><text:span text:style-name="T6"> =</text:span><text:span text:style-name="T2"> </text:span><text:span text:style-name="T5">snapshot</text:span><text:span text:style-name="T6">.</text:span><text:span text:style-name="T8">val</text:span>();</text:p>
      <text:p text:style-name="P2"><text:span text:style-name="T4">const</text:span> {<text:span text:style-name="T2"> </text:span><text:span text:style-name="T5">temperature</text:span>,<text:span text:style-name="T2"> </text:span><text:span text:style-name="T5">humidity</text:span>,<text:span text:style-name="T2"> </text:span><text:span text:style-name="T5">light</text:span> }<text:span text:style-name="T6"> =</text:span><text:span text:style-name="T2"> </text:span><text:span text:style-name="T5">initialData</text:span>;</text:p>
      <text:p text:style-name="P4"/>
      <text:p text:style-name="P2"><text:span text:style-name="T8">setTemperature</text:span>(<text:span text:style-name="T5">temperature</text:span>);</text:p>
      <text:p text:style-name="P2"><text:span text:style-name="T8">setHumidity</text:span>(<text:span text:style-name="T5">humidity</text:span>);</text:p>
      <text:p text:style-name="P2"><text:span text:style-name="T8">setLight</text:span>(<text:span text:style-name="T5">light</text:span>);</text:p>
      <text:p text:style-name="P2">}<text:span text:style-name="T1"> catch</text:span> (<text:span text:style-name="T2">error</text:span>) {</text:p>
      <text:p text:style-name="P2"><text:span text:style-name="T2">console</text:span><text:span text:style-name="T6">.</text:span><text:span text:style-name="T8">error</text:span>(<text:span text:style-name="T3">'Error fetching initial data:'</text:span>,<text:span text:style-name="T2"> error</text:span>);</text:p>
      <text:p text:style-name="P2">}</text:p>
      <text:p text:style-name="P2">};</text:p>
      <text:p text:style-name="P4"><text:soft-page-break/></text:p>
      <text:p text:style-name="P2"><text:span text:style-name="T4">const</text:span> <text:span text:style-name="T8">subscribeToChanges</text:span> <text:span text:style-name="T6">=</text:span> () <text:span text:style-name="T4">=&gt;</text:span> {</text:p>
      <text:p text:style-name="P2"><text:span text:style-name="T5">database</text:span><text:span text:style-name="T6">.</text:span><text:span text:style-name="T8">ref</text:span>(<text:span text:style-name="T3">'sensors'</text:span>)<text:span text:style-name="T6">.</text:span><text:span text:style-name="T8">on</text:span>(<text:span text:style-name="T3">'value'</text:span>, (<text:span text:style-name="T2">snapshot</text:span>) <text:span text:style-name="T4">=&gt;</text:span> {</text:p>
      <text:p text:style-name="P2"><text:span text:style-name="T4">const</text:span><text:span text:style-name="T2"> </text:span><text:span text:style-name="T5">updatedData</text:span><text:span text:style-name="T6"> =</text:span><text:span text:style-name="T2"> snapshot</text:span><text:span text:style-name="T6">.</text:span><text:span text:style-name="T8">val</text:span>();</text:p>
      <text:p text:style-name="P2"><text:span text:style-name="T4">const</text:span> {<text:span text:style-name="T2"> </text:span><text:span text:style-name="T5">temperature</text:span>,<text:span text:style-name="T2"> </text:span><text:span text:style-name="T5">humidity</text:span>,<text:span text:style-name="T2"> </text:span><text:span text:style-name="T5">light</text:span> }<text:span text:style-name="T6"> =</text:span><text:span text:style-name="T2"> </text:span><text:span text:style-name="T5">updatedData</text:span>;</text:p>
      <text:p text:style-name="P4"/>
      <text:p text:style-name="P2"><text:span text:style-name="T8">setTemperature</text:span>(<text:span text:style-name="T5">temperature</text:span>);</text:p>
      <text:p text:style-name="P2"><text:span text:style-name="T8">setHumidity</text:span>(<text:span text:style-name="T5">humidity</text:span>);</text:p>
      <text:p text:style-name="P2"><text:span text:style-name="T8">setLight</text:span>(<text:span text:style-name="T5">light</text:span>);</text:p>
      <text:p text:style-name="P2">});</text:p>
      <text:p text:style-name="P2">};</text:p>
      <text:p text:style-name="P4"/>
      <text:p text:style-name="P2"><text:span text:style-name="T8">fetchInitialData</text:span>();</text:p>
      <text:p text:style-name="P2"><text:span text:style-name="T8">subscribeToChanges</text:span>();</text:p>
      <text:p text:style-name="P4"/>
      <text:p text:style-name="P5">// Clean up the event listener when the component unmounts</text:p>
      <text:p text:style-name="P2"><text:span text:style-name="T1">return</text:span> () <text:span text:style-name="T4">=&gt;</text:span> {</text:p>
      <text:p text:style-name="P2"><text:span text:style-name="T5">database</text:span><text:span text:style-name="T6">.</text:span><text:span text:style-name="T8">ref</text:span>(<text:span text:style-name="T3">'sensors'</text:span>)<text:span text:style-name="T6">.</text:span><text:span text:style-name="T8">off</text:span>(<text:span text:style-name="T3">'value'</text:span>);</text:p>
      <text:p text:style-name="P2">};</text:p>
      <text:p text:style-name="P2">}, []);</text:p>
      <text:p text:style-name="P4"/>
      <text:p text:style-name="P2"><text:span text:style-name="T1">return</text:span> (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p</text:span><text:span text:style-name="T9">&gt;</text:span>Temperature: <text:span text:style-name="T4">{</text:span><text:span text:style-name="T5">temperature</text:span><text:span text:style-name="T4">}</text:span><text:span text:style-name="T9">&lt;/</text:span><text:span text:style-name="T4">p</text:span><text:span text:style-name="T9">&gt;</text:span></text:p>
      <text:p text:style-name="P2"><text:span text:style-name="T9">&lt;</text:span><text:span text:style-name="T4">p</text:span><text:span text:style-name="T9">&gt;</text:span>Humidity: <text:span text:style-name="T4">{</text:span><text:span text:style-name="T5">humidity</text:span><text:span text:style-name="T4">}</text:span><text:span text:style-name="T9">&lt;/</text:span><text:span text:style-name="T4">p</text:span><text:span text:style-name="T9">&gt;</text:span></text:p>
      <text:p text:style-name="P2"><text:span text:style-name="T9">&lt;</text:span><text:span text:style-name="T4">p</text:span><text:span text:style-name="T9">&gt;</text:span>Light: <text:span text:style-name="T4">{</text:span><text:span text:style-name="T5">light</text:span><text:span text:style-name="T4">}</text:span><text:span text:style-name="T9">&lt;/</text:span><text:span text:style-name="T4">p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</text:p>
      <text:p text:style-name="P4"/>
      <text:p text:style-name="P2"><text:span text:style-name="T1">export default</text:span><text:span text:style-name="T2"> </text:span><text:span text:style-name="T8">MyComponent</text:span>;</text:p>
      <text:p text:style-name="P2"/>
      <text:p text:style-name="P1"/>
      <text:p text:style-name="P1"/>
      <text:p text:style-name="P1">Login with firebase auth page:</text:p>
      <text:p text:style-name="P1"/>
      <text:p text:style-name="P3"><text:span text:style-name="T1">import</text:span> {<text:span text:style-name="T2"> useState</text:span> }<text:span text:style-name="T1"> from</text:span> <text:span text:style-name="T3">"react"</text:span>;</text:p>
      <text:p text:style-name="P2"><text:span text:style-name="T1">import</text:span> {<text:span text:style-name="T2"> useRouter</text:span> }<text:span text:style-name="T1"> from</text:span> <text:span text:style-name="T3">"next/router"</text:span>;</text:p>
      <text:p text:style-name="P2"><text:span text:style-name="T1">import</text:span> {<text:span text:style-name="T2"> useAuthState</text:span> }<text:span text:style-name="T1"> from</text:span> <text:span text:style-name="T3">"react-firebase-hooks/auth"</text:span>;</text:p>
      <text:p text:style-name="P2"><text:span text:style-name="T1">import</text:span> {<text:span text:style-name="T2"> auth</text:span>,<text:span text:style-name="T2"> firestore</text:span> }<text:span text:style-name="T1"> from</text:span> <text:span text:style-name="T3">"../firebaseConfig"</text:span>;</text:p>
      <text:p text:style-name="P4"/>
      <text:p text:style-name="P2"><text:span text:style-name="T4">const</text:span> <text:span text:style-name="T8">LoginPage</text:span> <text:span text:style-name="T6">=</text:span> () <text:span text:style-name="T4">=&gt;</text:span> {</text:p>
      <text:p text:style-name="P2"><text:span text:style-name="T4">const</text:span> [<text:span text:style-name="T5">email</text:span>,<text:span text:style-name="T2"> </text:span><text:span text:style-name="T8">setEmail</text:span>]<text:span text:style-name="T6"> =</text:span> <text:span text:style-name="T8">useState</text:span>(<text:span text:style-name="T3">""</text:span>);</text:p>
      <text:p text:style-name="P2"><text:span text:style-name="T4">const</text:span> [<text:span text:style-name="T5">password</text:span>,<text:span text:style-name="T2"> </text:span><text:span text:style-name="T8">setPassword</text:span>]<text:span text:style-name="T6"> =</text:span> <text:span text:style-name="T8">useState</text:span>(<text:span text:style-name="T3">""</text:span>);</text:p>
      <text:p text:style-name="P2"><text:span text:style-name="T4">const</text:span> [<text:span text:style-name="T5">error</text:span>,<text:span text:style-name="T2"> </text:span><text:span text:style-name="T8">setError</text:span>]<text:span text:style-name="T6"> =</text:span> <text:span text:style-name="T8">useState</text:span>(<text:span text:style-name="T3">""</text:span>);</text:p>
      <text:p text:style-name="P2"><text:span text:style-name="T4">const</text:span> [<text:span text:style-name="T5">user</text:span>,<text:span text:style-name="T2"> </text:span><text:span text:style-name="T5">loading</text:span>]<text:span text:style-name="T6"> =</text:span> <text:span text:style-name="T8">useAuthState</text:span>(<text:span text:style-name="T5">auth</text:span>);</text:p>
      <text:p text:style-name="P2"><text:span text:style-name="T4">const</text:span><text:span text:style-name="T2"> </text:span><text:span text:style-name="T5">router</text:span><text:span text:style-name="T6"> =</text:span> <text:span text:style-name="T8">useRouter</text:span>();</text:p>
      <text:p text:style-name="P4"/>
      <text:p text:style-name="P2"><text:span text:style-name="T4">const</text:span> <text:span text:style-name="T8">handleLogin</text:span> <text:span text:style-name="T6">=</text:span> <text:span text:style-name="T4">async</text:span> (<text:span text:style-name="T2">e</text:span>) <text:span text:style-name="T4">=&gt;</text:span> {</text:p>
      <text:p text:style-name="P2"><text:span text:style-name="T2">e</text:span><text:span text:style-name="T6">.</text:span><text:span text:style-name="T8">preventDefault</text:span>();</text:p>
      <text:p text:style-name="P2"><text:span text:style-name="T1">try</text:span> {</text:p>
      <text:p text:style-name="P2"><text:soft-page-break/><text:span text:style-name="T1">await</text:span><text:span text:style-name="T2"> </text:span><text:span text:style-name="T5">auth</text:span><text:span text:style-name="T6">.</text:span><text:span text:style-name="T8">signInWithEmailAndPassword</text:span>(<text:span text:style-name="T5">email</text:span>,<text:span text:style-name="T2"> </text:span><text:span text:style-name="T5">password</text:span>);</text:p>
      <text:p text:style-name="P4"/>
      <text:p text:style-name="P5">// Check custom claim before redirecting to the dashboard</text:p>
      <text:p text:style-name="P2"><text:span text:style-name="T4">const</text:span><text:span text:style-name="T2"> </text:span><text:span text:style-name="T5">userRef</text:span><text:span text:style-name="T6"> =</text:span><text:span text:style-name="T2"> </text:span><text:span text:style-name="T5">firestore</text:span><text:span text:style-name="T6">.</text:span><text:span text:style-name="T8">collection</text:span>(<text:span text:style-name="T3">"users"</text:span>)<text:span text:style-name="T6">.</text:span><text:span text:style-name="T8">doc</text:span>(<text:span text:style-name="T5">auth</text:span><text:span text:style-name="T6">.</text:span><text:span text:style-name="T2">currentUser</text:span><text:span text:style-name="T6">.</text:span><text:span text:style-name="T2">uid</text:span>);</text:p>
      <text:p text:style-name="P2"><text:span text:style-name="T4">const</text:span><text:span text:style-name="T2"> </text:span><text:span text:style-name="T5">userDoc</text:span><text:span text:style-name="T6"> =</text:span><text:span text:style-name="T1"> await</text:span><text:span text:style-name="T2"> </text:span><text:span text:style-name="T5">userRef</text:span><text:span text:style-name="T6">.</text:span><text:span text:style-name="T8">get</text:span>();</text:p>
      <text:p text:style-name="P2"><text:span text:style-name="T4">const</text:span><text:span text:style-name="T2"> </text:span><text:span text:style-name="T5">userData</text:span><text:span text:style-name="T6"> =</text:span><text:span text:style-name="T2"> </text:span><text:span text:style-name="T5">userDoc</text:span><text:span text:style-name="T6">.</text:span><text:span text:style-name="T8">data</text:span>();</text:p>
      <text:p text:style-name="P4"/>
      <text:p text:style-name="P2"><text:span text:style-name="T1">if</text:span> (<text:span text:style-name="T5">userData</text:span><text:span text:style-name="T6"> &amp;&amp;</text:span><text:span text:style-name="T2"> </text:span><text:span text:style-name="T5">userData</text:span><text:span text:style-name="T6">.</text:span><text:span text:style-name="T2">isAdmin</text:span>) {</text:p>
      <text:p text:style-name="P2"><text:span text:style-name="T5">router</text:span><text:span text:style-name="T8">.push</text:span>(<text:span text:style-name="T3">"/Dashboard"</text:span>);</text:p>
      <text:p text:style-name="P2">}<text:span text:style-name="T1"> else</text:span> {</text:p>
      <text:p text:style-name="P2"><text:span text:style-name="T8">setError</text:span>(<text:span text:style-name="T3">"Access denied"</text:span>);</text:p>
      <text:p text:style-name="P2">}</text:p>
      <text:p text:style-name="P2">}<text:span text:style-name="T1"> catch</text:span> (<text:span text:style-name="T2">error</text:span>) {</text:p>
      <text:p text:style-name="P2"><text:span text:style-name="T8">setError</text:span>(<text:span text:style-name="T2">error</text:span><text:span text:style-name="T6">.</text:span><text:span text:style-name="T2">message</text:span>);</text:p>
      <text:p text:style-name="P2">}</text:p>
      <text:p text:style-name="P2">};</text:p>
      <text:p text:style-name="P4"/>
      <text:p text:style-name="P2"><text:span text:style-name="T1">if</text:span> (<text:span text:style-name="T5">loading</text:span>) {</text:p>
      <text:p text:style-name="P2"><text:span text:style-name="T1">return</text:span> <text:span text:style-name="T9">&lt;</text:span><text:span text:style-name="T4">div</text:span><text:span text:style-name="T9">&gt;</text:span>Loading...<text:span text:style-name="T9">&lt;/</text:span><text:span text:style-name="T4">div</text:span><text:span text:style-name="T9">&gt;</text:span>;</text:p>
      <text:p text:style-name="P2">}</text:p>
      <text:p text:style-name="P4"/>
      <text:p text:style-name="P2"><text:span text:style-name="T1">if</text:span> (<text:span text:style-name="T5">user</text:span>) {</text:p>
      <text:p text:style-name="P2"><text:span text:style-name="T5">router</text:span><text:span text:style-name="T8">.push</text:span>(<text:span text:style-name="T3">"/Dashboard"</text:span>);</text:p>
      <text:p text:style-name="P2"><text:span text:style-name="T1">return</text:span><text:span text:style-name="T4"> null</text:span>;</text:p>
      <text:p text:style-name="P2">}</text:p>
      <text:p text:style-name="P4"/>
      <text:p text:style-name="P2"><text:span text:style-name="T1">return</text:span> (</text:p>
      <text:p text:style-name="P2"><text:span text:style-name="T9">&lt;</text:span><text:span text:style-name="T4">div</text:span> <text:span text:style-name="T2">className</text:span><text:span text:style-name="T6">=</text:span><text:span text:style-name="T3">"container py-5 h-100 "</text:span><text:span text:style-name="T9">&gt;</text:span></text:p>
      <text:p text:style-name="P2"><text:span text:style-name="T9">&lt;</text:span><text:span text:style-name="T4">form</text:span> <text:span text:style-name="T2">onSubmit</text:span><text:span text:style-name="T6">=</text:span><text:span text:style-name="T4">{</text:span><text:span text:style-name="T8">handleLogin</text:span><text:span text:style-name="T4">}</text:span><text:span text:style-name="T9">&gt;</text:span></text:p>
      <text:p text:style-name="P2"><text:span text:style-name="T9">&lt;</text:span><text:span text:style-name="T4">div</text:span> <text:span text:style-name="T2">className</text:span><text:span text:style-name="T6">=</text:span><text:span text:style-name="T3">"row d-flex justify-content-center align-items-center h-100"</text:span><text:span text:style-name="T9">&gt;</text:span></text:p>
      <text:p text:style-name="P2"><text:span text:style-name="T9">&lt;</text:span><text:span text:style-name="T4">div</text:span> <text:span text:style-name="T2">className</text:span><text:span text:style-name="T6">=</text:span><text:span text:style-name="T3">"col-12 col-md-8 col-lg-6 col-xl-5"</text:span><text:span text:style-name="T9">&gt;</text:span></text:p>
      <text:p text:style-name="P2"><text:span text:style-name="T9">&lt;</text:span><text:span text:style-name="T4">div</text:span></text:p>
      <text:p text:style-name="P2"><text:span text:style-name="T2">className</text:span><text:span text:style-name="T6">=</text:span><text:span text:style-name="T3">"card bg-success text-white"</text:span></text:p>
      <text:p text:style-name="P2"><text:span text:style-name="T2">style</text:span><text:span text:style-name="T6">=</text:span><text:span text:style-name="T4">{</text:span><text:span text:style-name="T6">{ </text:span><text:span text:style-name="T2">borderRadius</text:span><text:span text:style-name="T6">: </text:span><text:span text:style-name="T3">"1rem"</text:span><text:span text:style-name="T6"> }</text:span><text:span text:style-name="T4">}</text:span></text:p>
      <text:p text:style-name="P6">&gt;</text:p>
      <text:p text:style-name="P2"><text:span text:style-name="T9">&lt;</text:span><text:span text:style-name="T4">div</text:span> <text:span text:style-name="T2">className</text:span><text:span text:style-name="T6">=</text:span><text:span text:style-name="T3">"card-body p-5 text-center"</text:span><text:span text:style-name="T9">&gt;</text:span></text:p>
      <text:p text:style-name="P2"><text:span text:style-name="T9">&lt;</text:span><text:span text:style-name="T4">div</text:span> <text:span text:style-name="T2">className</text:span><text:span text:style-name="T6">=</text:span><text:span text:style-name="T3">"mb-md-5 mt-md-4 pb-5"</text:span><text:span text:style-name="T9">&gt;</text:span></text:p>
      <text:p text:style-name="P2"><text:span text:style-name="T9">&lt;</text:span><text:span text:style-name="T4">h2</text:span> <text:span text:style-name="T2">className</text:span><text:span text:style-name="T6">=</text:span><text:span text:style-name="T3">"fw-bold mb-2 text-uppercase"</text:span><text:span text:style-name="T9">&gt;</text:span>Login<text:span text:style-name="T9">&lt;/</text:span><text:span text:style-name="T4">h2</text:span><text:span text:style-name="T9">&gt;</text:span></text:p>
      <text:p text:style-name="P2"><text:span text:style-name="T9">&lt;</text:span><text:span text:style-name="T4">p</text:span> <text:span text:style-name="T2">className</text:span><text:span text:style-name="T6">=</text:span><text:span text:style-name="T3">"text-white-50 mb-5"</text:span><text:span text:style-name="T9">&gt;</text:span></text:p>
      <text:p text:style-name="P2">Please enter your login and password!</text:p>
      <text:p text:style-name="P2"><text:span text:style-name="T9">&lt;/</text:span><text:span text:style-name="T4">p</text:span><text:span text:style-name="T9">&gt;</text:span></text:p>
      <text:p text:style-name="P4"/>
      <text:p text:style-name="P2"><text:span text:style-name="T9">&lt;</text:span><text:span text:style-name="T4">div</text:span> <text:span text:style-name="T2">className</text:span><text:span text:style-name="T6">=</text:span><text:span text:style-name="T3">"form-outline form-white mb-4"</text:span><text:span text:style-name="T9">&gt;</text:span></text:p>
      <text:p text:style-name="P2"><text:span text:style-name="T9">&lt;</text:span><text:span text:style-name="T4">input</text:span></text:p>
      <text:p text:style-name="P2"><text:span text:style-name="T2">type</text:span><text:span text:style-name="T6">=</text:span><text:span text:style-name="T3">"email"</text:span></text:p>
      <text:p text:style-name="P2"><text:span text:style-name="T2">className</text:span><text:span text:style-name="T6">=</text:span><text:span text:style-name="T3">"form-control form-control-lg"</text:span></text:p>
      <text:p text:style-name="P2"><text:span text:style-name="T2">value</text:span><text:span text:style-name="T6">=</text:span><text:span text:style-name="T4">{</text:span><text:span text:style-name="T5">email</text:span><text:span text:style-name="T4">}</text:span></text:p>
      <text:p text:style-name="P2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8">setEmail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6">/&gt;</text:p>
      <text:p text:style-name="P2"><text:span text:style-name="T9">&lt;</text:span><text:span text:style-name="T4">label</text:span> <text:span text:style-name="T2">className</text:span><text:span text:style-name="T6">=</text:span><text:span text:style-name="T3">"form-label"</text:span> <text:span text:style-name="T2">for</text:span><text:span text:style-name="T6">=</text:span><text:span text:style-name="T3">"typeEmailX"</text:span><text:span text:style-name="T9">&gt;</text:span></text:p>
      <text:p text:style-name="P2">Email</text:p>
      <text:p text:style-name="P2"><text:soft-page-break/><text:span text:style-name="T9">&lt;/</text:span><text:span text:style-name="T4">label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4"/>
      <text:p text:style-name="P2"><text:span text:style-name="T9">&lt;</text:span><text:span text:style-name="T4">div</text:span> <text:span text:style-name="T2">className</text:span><text:span text:style-name="T6">=</text:span><text:span text:style-name="T3">"form-outline form-white mb-4"</text:span><text:span text:style-name="T9">&gt;</text:span></text:p>
      <text:p text:style-name="P2"><text:span text:style-name="T9">&lt;</text:span><text:span text:style-name="T4">input</text:span></text:p>
      <text:p text:style-name="P2"><text:span text:style-name="T2">type</text:span><text:span text:style-name="T6">=</text:span><text:span text:style-name="T3">"password"</text:span></text:p>
      <text:p text:style-name="P2"><text:span text:style-name="T2">className</text:span><text:span text:style-name="T6">=</text:span><text:span text:style-name="T3">"form-control form-control-lg"</text:span></text:p>
      <text:p text:style-name="P2"><text:span text:style-name="T2">value</text:span><text:span text:style-name="T6">=</text:span><text:span text:style-name="T4">{</text:span><text:span text:style-name="T5">password</text:span><text:span text:style-name="T4">}</text:span></text:p>
      <text:p text:style-name="P2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8">setPassword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6">/&gt;</text:p>
      <text:p text:style-name="P2"><text:span text:style-name="T9">&lt;</text:span><text:span text:style-name="T4">label</text:span> <text:span text:style-name="T2">className</text:span><text:span text:style-name="T6">=</text:span><text:span text:style-name="T3">"form-label"</text:span> <text:span text:style-name="T2">for</text:span><text:span text:style-name="T6">=</text:span><text:span text:style-name="T3">"typePasswordX"</text:span><text:span text:style-name="T9">&gt;</text:span></text:p>
      <text:p text:style-name="P2">Password</text:p>
      <text:p text:style-name="P2"><text:span text:style-name="T9">&lt;/</text:span><text:span text:style-name="T4">label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4"/>
      <text:p text:style-name="P2"><text:span text:style-name="T9">&lt;</text:span><text:span text:style-name="T4">button</text:span></text:p>
      <text:p text:style-name="P2"><text:span text:style-name="T2">className</text:span><text:span text:style-name="T6">=</text:span><text:span text:style-name="T3">"btn btn-outline-light btn-lg px-5"</text:span></text:p>
      <text:p text:style-name="P2"><text:span text:style-name="T2">type</text:span><text:span text:style-name="T6">=</text:span><text:span text:style-name="T3">"submit"</text:span></text:p>
      <text:p text:style-name="P6">&gt;</text:p>
      <text:p text:style-name="P2">Login</text:p>
      <text:p text:style-name="P2"><text:span text:style-name="T9">&lt;/</text:span><text:span text:style-name="T4">button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4">{</text:span><text:span text:style-name="T5">error</text:span><text:span text:style-name="T6"> &amp;&amp; (</text:span>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i</text:span><text:span text:style-name="T6"> </text:span><text:span text:style-name="T2">className</text:span><text:span text:style-name="T6">=</text:span><text:span text:style-name="T3">"text-danger"</text:span><text:span text:style-name="T9">&gt;</text:span><text:span text:style-name="T4">{</text:span><text:span text:style-name="T5">error</text:span><text:span text:style-name="T4">}</text:span><text:span text:style-name="T9">&lt;/</text:span><text:span text:style-name="T4">i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6">)</text:span><text:span text:style-name="T4">}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form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;</text:p>
      <text:p text:style-name="P4"/>
      <text:p text:style-name="P2"><text:span text:style-name="T1">export default</text:span><text:span text:style-name="T2"> </text:span><text:span text:style-name="T8">LoginPage</text:span>;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2:07:56.738970226</meta:creation-date>
    <dc:date>2023-07-18T22:10:06.921354531</dc:date>
    <meta:editing-duration>PT2M11S</meta:editing-duration>
    <meta:editing-cycles>1</meta:editing-cycles>
    <meta:document-statistic meta:table-count="0" meta:image-count="0" meta:object-count="0" meta:page-count="4" meta:paragraph-count="159" meta:word-count="439" meta:character-count="4039" meta:non-whitespace-character-count="3758"/>
    <meta:generator>LibreOffice/7.3.7.2$Linux_X86_64 LibreOffice_project/30$Build-2</meta:generator>
  </office:meta>
</office:document-meta>
</file>